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300000054B6CF25E287BBC5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Open Sans1" svg:font-family="'Open Sans'" style:font-family-generic="roman" style:font-pitch="variable"/>
    <style:font-face style:name="Open Sans Light" svg:font-family="'Open Sans Light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 Sans2" svg:font-family="'Open Sans'" style:font-family-generic="system" style:font-pitch="variable"/>
    <style:font-face style:name="Open Sans Light1" svg:font-family="'Open Sans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Open Sans Light" style:text-underline-style="solid" style:text-underline-width="auto" style:text-underline-color="font-color" style:font-name-complex="Open Sans Light1"/>
    </style:style>
    <style:style style:name="P3" style:family="paragraph" style:parent-style-name="Standard">
      <style:text-properties style:font-name="Open Sans Light" style:font-name-complex="Open Sans Light1"/>
    </style:style>
    <style:style style:name="P4" style:family="paragraph" style:parent-style-name="Standard">
      <style:text-properties style:font-name="Open Sans Light" officeooo:rsid="001d2f5b" officeooo:paragraph-rsid="001d2f5b" style:font-name-complex="Open Sans Light1"/>
    </style:style>
    <style:style style:name="P5" style:family="paragraph" style:parent-style-name="Standard">
      <style:text-properties style:font-name="Open Sans1" style:font-name-complex="Open Sans2"/>
    </style:style>
    <style:style style:name="P6" style:family="paragraph" style:parent-style-name="Standard">
      <style:paragraph-properties fo:text-align="start" style:justify-single-word="false"/>
      <style:text-properties style:font-name="Open Sans1" style:font-name-complex="Open Sans2"/>
    </style:style>
    <style:style style:name="P7" style:family="paragraph" style:parent-style-name="Standard">
      <style:text-properties style:font-name="Open Sans"/>
    </style:style>
    <style:style style:name="P8" style:family="paragraph" style:parent-style-name="Title">
      <style:paragraph-properties fo:text-align="center" style:justify-single-word="false"/>
      <style:text-properties style:font-name="Open Sans1" fo:font-size="20pt" style:font-size-asian="20pt" style:font-name-complex="Open Sans2"/>
    </style:style>
    <style:style style:name="P9" style:family="paragraph" style:parent-style-name="Heading_20_1">
      <style:text-properties style:font-name="Open Sans1" style:font-name-complex="Open Sans2"/>
    </style:style>
    <style:style style:name="P10" style:family="paragraph" style:parent-style-name="Heading_20_1">
      <style:text-properties style:font-name="Open Sans"/>
    </style:style>
    <style:style style:name="P1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Open Sans Light" officeooo:rsid="001e2ecb" officeooo:paragraph-rsid="001e2ecb" style:font-name-complex="Open Sans Light1"/>
    </style:style>
    <style:style style:name="P1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Open Sans Light" officeooo:paragraph-rsid="001d20dd" style:font-name-complex="Open Sans Light1"/>
    </style:style>
    <style:style style:name="P13" style:family="paragraph" style:parent-style-name="Title" style:master-page-name="Standard">
      <style:paragraph-properties fo:text-align="center" style:justify-single-word="false" style:page-number="auto"/>
      <style:text-properties style:font-name="Open Sans1" fo:font-size="22pt" style:font-size-asian="22pt" style:font-name-complex="Open Sans2"/>
    </style:style>
    <style:style style:name="P14" style:family="paragraph" style:parent-style-name="List_20_Paragraph" style:list-style-name="WWNum1">
      <style:text-properties style:font-name="Open Sans Light" officeooo:rsid="001e2ecb" officeooo:paragraph-rsid="001e2ecb" style:font-name-complex="Open Sans Light1"/>
    </style:style>
    <style:style style:name="P15" style:family="paragraph" style:parent-style-name="List_20_Paragraph" style:list-style-name="WWNum2">
      <style:paragraph-properties fo:margin-left="0in" fo:margin-right="0in" fo:text-align="start" style:justify-single-word="false" fo:text-indent="0in" style:auto-text-indent="false"/>
      <style:text-properties style:font-name="Open Sans Light" officeooo:rsid="001e2ecb" officeooo:paragraph-rsid="001e2ecb" style:font-name-complex="Open Sans Light1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style:font-name="Open Sans Light" officeooo:rsid="001e2ecb" officeooo:paragraph-rsid="001e2ecb" style:font-name-complex="Open Sans Light1"/>
    </style:style>
    <style:style style:name="P18" style:family="paragraph" style:parent-style-name="Standard" style:list-style-name="L2">
      <style:text-properties style:font-name="Open Sans Light" officeooo:rsid="001d20dd" officeooo:paragraph-rsid="001d20dd" style:font-name-complex="Open Sans Light1"/>
    </style:style>
    <style:style style:name="P19" style:family="paragraph" style:parent-style-name="Standard" style:list-style-name="L2">
      <style:text-properties style:font-name="Open Sans Light" style:font-name-complex="Open Sans Light1"/>
    </style:style>
    <style:style style:name="P20" style:family="paragraph" style:parent-style-name="Standard" style:list-style-name="L2">
      <style:text-properties style:font-name="Open Sans Light" officeooo:rsid="001d2f5b" officeooo:paragraph-rsid="001d2f5b" style:font-name-complex="Open Sans Light1"/>
    </style:style>
    <style:style style:name="T1" style:family="text">
      <style:text-properties style:font-name="Open Sans Light" style:font-name-complex="Open Sans Light1"/>
    </style:style>
    <style:style style:name="T2" style:family="text">
      <style:text-properties style:font-name="Open Sans Light" officeooo:rsid="0018028e" style:font-name-complex="Open Sans Light1"/>
    </style:style>
    <style:style style:name="T3" style:family="text">
      <style:text-properties style:font-name="Open Sans Light" officeooo:rsid="001e2ecb" style:font-name-complex="Open Sans Light1"/>
    </style:style>
    <style:style style:name="T4" style:family="text">
      <style:text-properties style:font-name="Open Sans Light" fo:font-style="italic" style:font-style-asian="italic" style:font-name-complex="Open Sans Light1"/>
    </style:style>
    <style:style style:name="T5" style:family="text">
      <style:text-properties officeooo:rsid="001d20dd"/>
    </style:style>
    <style:style style:name="T6" style:family="text">
      <style:text-properties officeooo:rsid="001e2e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arcours développeur d’application Python</text:p>
      <text:p text:style-name="P1"/>
      <text:p text:style-name="P8">Projet <text:span text:style-name="T6">8</text:span></text:p>
      <text:p text:style-name="Standard"/>
      <text:p text:style-name="P1"><draw:frame draw:style-name="fr1" draw:name="Image1" text:anchor-type="char" svg:width="6.3in" svg:height="0.7654in" draw:z-index="0"><draw:image xlink:href="Pictures/10000201000002B300000054B6CF25E287BBC515.png" xlink:type="simple" xlink:show="embed" xlink:actuate="onLoad" loext:mime-type="image/png"/></draw:frame></text:p>
      <text:p text:style-name="P1"><text:span text:style-name="Internet_20_link"><text:span text:style-name="T1">https://github.com/smtr42/P8_pb</text:span></text:span></text:p>
      <text:p text:style-name="P1"><text:span text:style-name="Internet_20_link"><text:span text:style-name="T1">http://smtr42p8.herokuapp.com/</text:span></text:span></text:p>
      <text:p text:style-name="P1"><text:span text:style-name="Internet_20_link"><text:span text:style-name="T1">https://trello.com/b/AuxKx54C/p8-pur-beurre</text:span></text:span></text:p>
      <text:h text:style-name="P9" text:outline-level="1">Introduction</text:h>
      <text:p text:style-name="Standard"/>
      <text:p text:style-name="Standard"><text:span text:style-name="T1">Ce projet fait partie du parcours développeur d’application </text:span><text:span text:style-name="T4">Python</text:span><text:span text:style-name="T1"> chez </text:span><text:span text:style-name="T4">Openclassroom</text:span><text:span text:style-name="T1">.</text:span></text:p>
      <text:p text:style-name="P2">Fonctionnalités</text:p>
      <text:list xml:id="list2260013946" text:style-name="L1">
        <text:list-item>
          <text:p text:style-name="P16"><text:span text:style-name="T2">L</text:span><text:span text:style-name="T1">'utilisateur </text:span><text:span text:style-name="T3">recherche un produit</text:span></text:p>
        </text:list-item>
        <text:list-item>
          <text:p text:style-name="P17">Une liste de substitut s’affiche et il peut soit voir le détail du produit soit, s’il est connecté, l’ajouter à ses favoris</text:p>
        </text:list-item>
        <text:list-item>
          <text:p text:style-name="P17">Il a la possibilité de consulter son profil, de créer un compte.</text:p>
        </text:list-item>
      </text:list>
      <text:p text:style-name="P3"/>
      <text:h text:style-name="P10" text:outline-level="1">Workflow</text:h>
      <text:p text:style-name="P7"/>
      <text:list xml:id="list3165899991" text:style-name="L2">
        <text:list-item>
          <text:p text:style-name="P18">Planification : arbre de projet, dossier, fichiers</text:p>
        </text:list-item>
        <text:list-item>
          <text:p text:style-name="P18">Tableau Trello</text:p>
        </text:list-item>
        <text:list-item>
          <text:p text:style-name="P19">Rédaction de tests,<text:span text:style-name="T5"> écriture du code</text:span></text:p>
        </text:list-item>
        <text:list-item>
          <text:p text:style-name="P20">Refactoring</text:p>
        </text:list-item>
      </text:list>
      <text:p text:style-name="P4"/>
      <text:p text:style-name="P4"/>
      <text:h text:style-name="P9" text:outline-level="1"><text:soft-page-break/>Réalisation et choix techniques</text:h>
      <text:p text:style-name="P6"/>
      <text:list xml:id="list2057325869" text:style-name="WWNum2">
        <text:list-header>
          <text:p text:style-name="P15">J’ai essayé de scinder le projet en plusieurs applications pour plus de clarté.</text:p>
        </text:list-header>
      </text:list>
      <text:p text:style-name="P11"/>
      <text:list xml:id="list205902405524984" text:continue-numbering="true" text:style-name="WWNum2">
        <text:list-header>
          <text:p text:style-name="P15">J’ai également utilisé un manager pour étendre les fonctionnalités du modèle Product, comme la sauvegarde des favoris, ou l’insertion en base de donnée des produits initiaux.</text:p>
          <text:p text:style-name="P15"/>
          <text:p text:style-name="P15">J’ai créé une commande personnalisé, build, qui permet de charger et d’insérer en base de donnée les produits d’openfoodfact.</text:p>
          <text:p text:style-name="P15"/>
          <text:p text:style-name="P15">J’ai essayé de mettre un maximum l’accent sur le respect de la PEP8. J’ai utilisé, black, flake8, docformatter, isort.</text:p>
        </text:list-header>
      </text:list>
      <text:p text:style-name="P11"/>
      <text:p text:style-name="P11">J’ai pensé utiliser un autocompléteur pour la recherche de produit afin de ne pas avoir à gérer une page supplémentaire pour demander lequel des produits correspond à sa recherche. </text:p>
      <text:p text:style-name="P11"/>
      <text:p text:style-name="P11"/>
      <text:p text:style-name="P12"/>
      <text:h text:style-name="P9" text:outline-level="1">Difficultés rencontrées</text:h>
      <text:p text:style-name="P5"/>
      <text:list xml:id="list4052203159" text:style-name="WWNum1">
        <text:list-item>
          <text:p text:style-name="P14">Dans un contexte d’apprentissage, la rédaction de test avant l’écriture du code est difficile car il faut tester un mécanisme encore inconnu ou mal maîtrisé.</text:p>
        </text:list-item>
        <text:list-item>
          <text:p text:style-name="P14">Django a énormément de fonctions, et son apprentissage nécessite beaucoup de temps.</text:p>
        </text:list-item>
        <text:list-item>
          <text:p text:style-name="P14">Les recherches traversantes de Django sont puissantes mais nécessite pas mal de recherche pour les utiliser.</text:p>
        </text:list-item>
        <text:list-item>
          <text:p text:style-name="P14">Savoir où s’arrêter par rapport au cahier des charges fourni. Faut-il supposer, partir du principe ou s’en tenir rigoureusement à ce qui est écrit.</text:p>
        </text:list-item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Open Sans1" svg:font-family="'Open Sans'" style:font-family-generic="roman" style:font-pitch="variable"/>
    <style:font-face style:name="Open Sans Light" svg:font-family="'Open Sans Light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 Sans2" svg:font-family="'Open Sans'" style:font-family-generic="system" style:font-pitch="variable"/>
    <style:font-face style:name="Open Sans Light1" svg:font-family="'Open Sans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[DA] Python - Simonnet Teiva<text:tab/><text:tab/><text:date style:data-style-name="N36" text:date-value="2020-04-29T18:47:10.725000053" text:fixed="true">29/04/2020</text:date></text:p>
      </style:header>
      <style:footer>
        <text:p text:style-name="Footer"><text:a xlink:type="simple" xlink:href="https://www.linkedin.com/in/teiva-s/" text:style-name="Internet_20_link" text:visited-style-name="Visited_20_Internet_20_Link"><text:span text:style-name="Internet_20_link">https://www.linkedin.com/in/teiva-s/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eiva Simonnet</meta:initial-creator>
    <meta:editing-cycles>7</meta:editing-cycles>
    <meta:creation-date>2020-04-04T14:01:00</meta:creation-date>
    <dc:date>2020-07-05T22:44:48.018790032</dc:date>
    <meta:editing-duration>P1DT4H56M23S</meta:editing-duration>
    <meta:generator>LibreOffice/6.4.3.2$Linux_X86_64 LibreOffice_project/40$Build-2</meta:generator>
    <meta:document-statistic meta:table-count="0" meta:image-count="1" meta:object-count="0" meta:page-count="2" meta:paragraph-count="32" meta:word-count="291" meta:character-count="1926" meta:non-whitespace-character-count="16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